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5829a" officeooo:paragraph-rsid="0015829a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officeooo:rsid="00166e02" officeooo:paragraph-rsid="00166e0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erical results</text:p>
      <text:p text:style-name="P1"/>
      <text:p text:style-name="P2">Subtask 2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Cantarel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2T17:23:09.538955561</dc:date>
    <meta:editing-duration>PT5H46M11S</meta:editing-duration>
    <meta:editing-cycles>2</meta:editing-cycles>
    <meta:generator>LibreOffice/7.1.6.2.0$Linux_X86_64 LibreOffice_project/10$Build-2</meta:generator>
    <meta:document-statistic meta:table-count="0" meta:image-count="0" meta:object-count="0" meta:page-count="1" meta:paragraph-count="2" meta:word-count="4" meta:character-count="27" meta:non-whitespace-character-count="25"/>
  </office:meta>
</office:document-meta>
</file>